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f81e" officeooo:paragraph-rsid="000bf81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>#include &lt;string.h&gt;</text:p>
      <text:p text:style-name="P1">#include &lt;stdlib.h&gt;</text:p>
      <text:p text:style-name="P1">#include &lt;stdbool.h&gt;</text:p>
      <text:p text:style-name="P1"/>
      <text:p text:style-name="P1">struct node {</text:p>
      <text:p text:style-name="P1"><text:s text:c="3"/>int data;</text:p>
      <text:p text:style-name="P1"><text:s text:c="3"/>int key;</text:p>
      <text:p text:style-name="P1"><text:s text:c="3"/>struct node *next;</text:p>
      <text:p text:style-name="P1">};</text:p>
      <text:p text:style-name="P1"/>
      <text:p text:style-name="P1">struct node *head = NULL;</text:p>
      <text:p text:style-name="P1">struct node *current = NULL;</text:p>
      <text:p text:style-name="P1"/>
      <text:p text:style-name="P1">//display the list</text:p>
      <text:p text:style-name="P1">void printList() {</text:p>
      <text:p text:style-name="P1"><text:s text:c="3"/>struct node *ptr = head;</text:p>
      <text:p text:style-name="P1"><text:s text:c="3"/>printf("\n[ ");</text:p>
      <text:p text:style-name="P1"><text:tab/></text:p>
      <text:p text:style-name="P1"><text:s text:c="3"/>//start from the beginning</text:p>
      <text:p text:style-name="P1"><text:s text:c="3"/>while(ptr != NULL) {</text:p>
      <text:p text:style-name="P1"><text:s text:c="6"/>printf("(%d,%d) ",ptr-&gt;key,ptr-&gt;data);</text:p>
      <text:p text:style-name="P1"><text:s text:c="6"/>ptr = ptr-&gt;next;</text:p>
      <text:p text:style-name="P1"><text:s text:c="3"/>}</text:p>
      <text:p text:style-name="P1"><text:tab/></text:p>
      <text:p text:style-name="P1"><text:s text:c="3"/>printf(" ]");</text:p>
      <text:p text:style-name="P1">}</text:p>
      <text:p text:style-name="P1"/>
      <text:p text:style-name="P1">//insert link at the first location</text:p>
      <text:p text:style-name="P1">void insertFirst(int key, int data) {</text:p>
      <text:p text:style-name="P1"><text:s text:c="3"/>//create a link</text:p>
      <text:p text:style-name="P1"><text:s text:c="3"/>struct node *link = (struct node*) malloc(sizeof(struct node));</text:p>
      <text:p text:style-name="P1"><text:tab/></text:p>
      <text:p text:style-name="P1"><text:s text:c="3"/>link-&gt;key = key;</text:p>
      <text:p text:style-name="P1"><text:s text:c="3"/>link-&gt;data = data;</text:p>
      <text:p text:style-name="P1"><text:tab/></text:p>
      <text:p text:style-name="P1"><text:s text:c="3"/>//point it to old first node</text:p>
      <text:p text:style-name="P1"><text:s text:c="3"/>link-&gt;next = head;</text:p>
      <text:p text:style-name="P1"><text:tab/></text:p>
      <text:p text:style-name="P1"><text:s text:c="3"/>//point first to new first node</text:p>
      <text:p text:style-name="P1"><text:s text:c="3"/>head = link;</text:p>
      <text:p text:style-name="P1">}</text:p>
      <text:p text:style-name="P1"/>
      <text:p text:style-name="P1">//delete first item</text:p>
      <text:p text:style-name="P1">struct node* deleteFirst() {</text:p>
      <text:p text:style-name="P1"/>
      <text:p text:style-name="P1"><text:s text:c="3"/>//save reference to first link</text:p>
      <text:p text:style-name="P1"><text:s text:c="3"/>struct node *tempLink = head;</text:p>
      <text:p text:style-name="P1"><text:tab/></text:p>
      <text:p text:style-name="P1"><text:soft-page-break/><text:s text:c="3"/>//mark next to first link as first </text:p>
      <text:p text:style-name="P1"><text:s text:c="3"/>head = head-&gt;next;</text:p>
      <text:p text:style-name="P1"><text:tab/></text:p>
      <text:p text:style-name="P1"><text:s text:c="3"/>//return the deleted link</text:p>
      <text:p text:style-name="P1"><text:s text:c="3"/>return tempLink;</text:p>
      <text:p text:style-name="P1">}</text:p>
      <text:p text:style-name="P1"/>
      <text:p text:style-name="P1">//is list empty</text:p>
      <text:p text:style-name="P1">bool isEmpty() {</text:p>
      <text:p text:style-name="P1"><text:s text:c="3"/>return head == NULL;</text:p>
      <text:p text:style-name="P1">}</text:p>
      <text:p text:style-name="P1"/>
      <text:p text:style-name="P1">int length() {</text:p>
      <text:p text:style-name="P1"><text:s text:c="3"/>int length = 0;</text:p>
      <text:p text:style-name="P1"><text:s text:c="3"/>struct node *current;</text:p>
      <text:p text:style-name="P1"><text:tab/></text:p>
      <text:p text:style-name="P1"><text:s text:c="3"/>for(current = head; current != NULL; current = current-&gt;next) {</text:p>
      <text:p text:style-name="P1"><text:s text:c="6"/>length++;</text:p>
      <text:p text:style-name="P1"><text:s text:c="3"/>}</text:p>
      <text:p text:style-name="P1"><text:tab/></text:p>
      <text:p text:style-name="P1"><text:s text:c="3"/>return length;</text:p>
      <text:p text:style-name="P1">}</text:p>
      <text:p text:style-name="P1"/>
      <text:p text:style-name="P1">//find a link with given key</text:p>
      <text:p text:style-name="P1">struct node* find(int key) {</text:p>
      <text:p text:style-name="P1"/>
      <text:p text:style-name="P1"><text:s text:c="3"/>//start from the first link</text:p>
      <text:p text:style-name="P1"><text:s text:c="3"/>struct node* current = head;</text:p>
      <text:p text:style-name="P1"/>
      <text:p text:style-name="P1"><text:s text:c="3"/>//if list is empty</text:p>
      <text:p text:style-name="P1"><text:s text:c="3"/>if(head == NULL) {</text:p>
      <text:p text:style-name="P1"><text:s text:c="6"/>return NULL;</text:p>
      <text:p text:style-name="P1"><text:s text:c="3"/>}</text:p>
      <text:p text:style-name="P1"/>
      <text:p text:style-name="P1"><text:s text:c="3"/>//navigate through list</text:p>
      <text:p text:style-name="P1"><text:s text:c="3"/>while(current-&gt;key != key) {</text:p>
      <text:p text:style-name="P1"><text:tab/></text:p>
      <text:p text:style-name="P1"><text:s text:c="6"/>//if it is last node</text:p>
      <text:p text:style-name="P1"><text:s text:c="6"/>if(current-&gt;next == NULL) {</text:p>
      <text:p text:style-name="P1"><text:s text:c="9"/>return NULL;</text:p>
      <text:p text:style-name="P1"><text:s text:c="6"/>} else {</text:p>
      <text:p text:style-name="P1"><text:s text:c="9"/>//go to next link</text:p>
      <text:p text:style-name="P1"><text:s text:c="9"/>current = current-&gt;next;</text:p>
      <text:p text:style-name="P1"><text:s text:c="6"/>}</text:p>
      <text:p text:style-name="P1"><text:s text:c="3"/>} <text:s text:c="5"/></text:p>
      <text:p text:style-name="P1"><text:tab/></text:p>
      <text:p text:style-name="P1"><text:s text:c="3"/>//if data found, return the current Link</text:p>
      <text:p text:style-name="P1"><text:s text:c="3"/>return current;</text:p>
      <text:p text:style-name="P1">}</text:p>
      <text:p text:style-name="P1"><text:soft-page-break/></text:p>
      <text:p text:style-name="P1">//delete a link with given key</text:p>
      <text:p text:style-name="P1">struct node* delete(int key) {</text:p>
      <text:p text:style-name="P1"/>
      <text:p text:style-name="P1"><text:s text:c="3"/>//start from the first link</text:p>
      <text:p text:style-name="P1"><text:s text:c="3"/>struct node* current = head;</text:p>
      <text:p text:style-name="P1"><text:s text:c="3"/>struct node* previous = NULL;</text:p>
      <text:p text:style-name="P1"><text:tab/></text:p>
      <text:p text:style-name="P1"><text:s text:c="3"/>//if list is empty</text:p>
      <text:p text:style-name="P1"><text:s text:c="3"/>if(head == NULL) {</text:p>
      <text:p text:style-name="P1"><text:s text:c="6"/>return NULL;</text:p>
      <text:p text:style-name="P1"><text:s text:c="3"/>}</text:p>
      <text:p text:style-name="P1"/>
      <text:p text:style-name="P1"><text:s text:c="3"/>//navigate through list</text:p>
      <text:p text:style-name="P1"><text:s text:c="3"/>while(current-&gt;key != key) {</text:p>
      <text:p text:style-name="P1"/>
      <text:p text:style-name="P1"><text:s text:c="6"/>//if it is last node</text:p>
      <text:p text:style-name="P1"><text:s text:c="6"/>if(current-&gt;next == NULL) {</text:p>
      <text:p text:style-name="P1"><text:s text:c="9"/>return NULL;</text:p>
      <text:p text:style-name="P1"><text:s text:c="6"/>} else {</text:p>
      <text:p text:style-name="P1"><text:s text:c="9"/>//store reference to current link</text:p>
      <text:p text:style-name="P1"><text:s text:c="9"/>previous = current;</text:p>
      <text:p text:style-name="P1"><text:s text:c="9"/>//move to next link</text:p>
      <text:p text:style-name="P1"><text:s text:c="9"/>current = current-&gt;next;</text:p>
      <text:p text:style-name="P1"><text:s text:c="6"/>}</text:p>
      <text:p text:style-name="P1"><text:s text:c="3"/>}</text:p>
      <text:p text:style-name="P1"/>
      <text:p text:style-name="P1"><text:s text:c="3"/>//found a match, update the link</text:p>
      <text:p text:style-name="P1"><text:s text:c="3"/>if(current == head) {</text:p>
      <text:p text:style-name="P1"><text:s text:c="6"/>//change first to point to next link</text:p>
      <text:p text:style-name="P1"><text:s text:c="6"/>head = head-&gt;next;</text:p>
      <text:p text:style-name="P1"><text:s text:c="3"/>} else {</text:p>
      <text:p text:style-name="P1"><text:s text:c="6"/>//bypass the current link</text:p>
      <text:p text:style-name="P1"><text:s text:c="6"/>previous-&gt;next = current-&gt;next;</text:p>
      <text:p text:style-name="P1"><text:s text:c="3"/>} <text:s text:c="3"/></text:p>
      <text:p text:style-name="P1"><text:tab/></text:p>
      <text:p text:style-name="P1"><text:s text:c="3"/>return current;</text:p>
      <text:p text:style-name="P1">}</text:p>
      <text:p text:style-name="P1"/>
      <text:p text:style-name="P1">void sort() {</text:p>
      <text:p text:style-name="P1"/>
      <text:p text:style-name="P1"><text:s text:c="3"/>int i, j, k, tempKey, tempData;</text:p>
      <text:p text:style-name="P1"><text:s text:c="3"/>struct node *current;</text:p>
      <text:p text:style-name="P1"><text:s text:c="3"/>struct node *next;</text:p>
      <text:p text:style-name="P1"><text:tab/></text:p>
      <text:p text:style-name="P1"><text:s text:c="3"/>int size = length();</text:p>
      <text:p text:style-name="P1"><text:s text:c="3"/>k = size ;</text:p>
      <text:p text:style-name="P1"><text:tab/></text:p>
      <text:p text:style-name="P1"><text:s text:c="3"/>for ( i = 0 ; i &lt; size - 1 ; i++, k-- ) {</text:p>
      <text:p text:style-name="P1"><text:soft-page-break/><text:s text:c="6"/>current = head;</text:p>
      <text:p text:style-name="P1"><text:s text:c="6"/>next = head-&gt;next;</text:p>
      <text:p text:style-name="P1"><text:tab/><text:tab/></text:p>
      <text:p text:style-name="P1"><text:s text:c="6"/>for ( j = 1 ; j &lt; k ; j++ ) { <text:s text:c="2"/></text:p>
      <text:p text:style-name="P1"><text:tab/><text:tab/></text:p>
      <text:p text:style-name="P1"><text:s text:c="9"/>if ( current-&gt;data &gt; next-&gt;data ) {</text:p>
      <text:p text:style-name="P1"><text:s text:c="12"/>tempData = current-&gt;data;</text:p>
      <text:p text:style-name="P1"><text:s text:c="12"/>current-&gt;data = next-&gt;data;</text:p>
      <text:p text:style-name="P1"><text:s text:c="12"/>next-&gt;data = tempData;</text:p>
      <text:p text:style-name="P1"/>
      <text:p text:style-name="P1"><text:s text:c="12"/>tempKey = current-&gt;key;</text:p>
      <text:p text:style-name="P1"><text:s text:c="12"/>current-&gt;key = next-&gt;key;</text:p>
      <text:p text:style-name="P1"><text:s text:c="12"/>next-&gt;key = tempKey;</text:p>
      <text:p text:style-name="P1"><text:s text:c="9"/>}</text:p>
      <text:p text:style-name="P1"><text:tab/><text:tab/><text:tab/></text:p>
      <text:p text:style-name="P1"><text:s text:c="9"/>current = current-&gt;next;</text:p>
      <text:p text:style-name="P1"><text:s text:c="9"/>next = next-&gt;next;</text:p>
      <text:p text:style-name="P1"><text:s text:c="6"/>}</text:p>
      <text:p text:style-name="P1"><text:s text:c="3"/>} <text:s text:c="2"/></text:p>
      <text:p text:style-name="P1">}</text:p>
      <text:p text:style-name="P1"/>
      <text:p text:style-name="P1">void reverse(struct node** head_ref) {</text:p>
      <text:p text:style-name="P1"><text:s text:c="3"/>struct node* prev <text:s text:c="2"/>= NULL;</text:p>
      <text:p text:style-name="P1"><text:s text:c="3"/>struct node* current = *head_ref;</text:p>
      <text:p text:style-name="P1"><text:s text:c="3"/>struct node* next;</text:p>
      <text:p text:style-name="P1"><text:tab/></text:p>
      <text:p text:style-name="P1"><text:s text:c="3"/>while (current != NULL) {</text:p>
      <text:p text:style-name="P1"><text:s text:c="6"/>next <text:s/>= current-&gt;next;</text:p>
      <text:p text:style-name="P1"><text:s text:c="6"/>current-&gt;next = prev; <text:s text:c="2"/></text:p>
      <text:p text:style-name="P1"><text:s text:c="6"/>prev = current;</text:p>
      <text:p text:style-name="P1"><text:s text:c="6"/>current = next;</text:p>
      <text:p text:style-name="P1"><text:s text:c="3"/>}</text:p>
      <text:p text:style-name="P1"><text:tab/></text:p>
      <text:p text:style-name="P1"><text:s text:c="3"/>*head_ref = prev;</text:p>
      <text:p text:style-name="P1">}</text:p>
      <text:p text:style-name="P1"/>
      <text:p text:style-name="P1">main() {</text:p>
      <text:p text:style-name="P1"><text:s text:c="3"/>insertFirst(1,10);</text:p>
      <text:p text:style-name="P1"><text:s text:c="3"/>insertFirst(2,20);</text:p>
      <text:p text:style-name="P1"><text:s text:c="3"/>insertFirst(3,30);</text:p>
      <text:p text:style-name="P1"><text:s text:c="3"/>insertFirst(4,1);</text:p>
      <text:p text:style-name="P1"><text:s text:c="3"/>insertFirst(5,40);</text:p>
      <text:p text:style-name="P1"><text:s text:c="3"/>insertFirst(6,56); </text:p>
      <text:p text:style-name="P1"/>
      <text:p text:style-name="P1"><text:s text:c="3"/>printf("Original List: "); </text:p>
      <text:p text:style-name="P1"><text:tab/></text:p>
      <text:p text:style-name="P1"><text:s text:c="3"/>//print list</text:p>
      <text:p text:style-name="P1"><text:s text:c="3"/>printList();</text:p>
      <text:p text:style-name="P1"/>
      <text:p text:style-name="P1"><text:soft-page-break/><text:s text:c="3"/>while(!isEmpty()) { <text:s text:c="11"/></text:p>
      <text:p text:style-name="P1"><text:s text:c="6"/>struct node *temp = deleteFirst();</text:p>
      <text:p text:style-name="P1"><text:s text:c="6"/>printf("\nDeleted value:");</text:p>
      <text:p text:style-name="P1"><text:s text:c="6"/>printf("(%d,%d) ",temp-&gt;key,temp-&gt;data);</text:p>
      <text:p text:style-name="P1"><text:s text:c="3"/>} <text:s/></text:p>
      <text:p text:style-name="P1"><text:tab/></text:p>
      <text:p text:style-name="P1"><text:s text:c="3"/>printf("\nList after deleting all items: ");</text:p>
      <text:p text:style-name="P1"><text:s text:c="3"/>printList();</text:p>
      <text:p text:style-name="P1"><text:s text:c="3"/>insertFirst(1,10);</text:p>
      <text:p text:style-name="P1"><text:s text:c="3"/>insertFirst(2,20);</text:p>
      <text:p text:style-name="P1"><text:s text:c="3"/>insertFirst(3,30);</text:p>
      <text:p text:style-name="P1"><text:s text:c="3"/>insertFirst(4,1);</text:p>
      <text:p text:style-name="P1"><text:s text:c="3"/>insertFirst(5,40);</text:p>
      <text:p text:style-name="P1"><text:s text:c="3"/>insertFirst(6,56);</text:p>
      <text:p text:style-name="P1"><text:s text:c="3"/></text:p>
      <text:p text:style-name="P1"><text:s text:c="3"/>printf("\nRestored List: ");</text:p>
      <text:p text:style-name="P1"><text:s text:c="3"/>printList();</text:p>
      <text:p text:style-name="P1"><text:s text:c="3"/>printf("\n"); <text:s/></text:p>
      <text:p text:style-name="P1"/>
      <text:p text:style-name="P1"><text:s text:c="3"/>struct node *foundLink = find(4);</text:p>
      <text:p text:style-name="P1"><text:tab/></text:p>
      <text:p text:style-name="P1"><text:s text:c="3"/>if(foundLink != NULL) {</text:p>
      <text:p text:style-name="P1"><text:s text:c="6"/>printf("Element found: ");</text:p>
      <text:p text:style-name="P1"><text:s text:c="6"/>printf("(%d,%d) ",foundLink-&gt;key,foundLink-&gt;data);</text:p>
      <text:p text:style-name="P1"><text:s text:c="6"/>printf("\n"); <text:s/></text:p>
      <text:p text:style-name="P1"><text:s text:c="3"/>} else {</text:p>
      <text:p text:style-name="P1"><text:s text:c="6"/>printf("Element not found.");</text:p>
      <text:p text:style-name="P1"><text:s text:c="3"/>}</text:p>
      <text:p text:style-name="P1"/>
      <text:p text:style-name="P1"><text:s text:c="3"/>delete(4);</text:p>
      <text:p text:style-name="P1"><text:s text:c="3"/>printf("List after deleting an item: ");</text:p>
      <text:p text:style-name="P1"><text:s text:c="3"/>printList();</text:p>
      <text:p text:style-name="P1"><text:s text:c="3"/>printf("\n");</text:p>
      <text:p text:style-name="P1"><text:s text:c="3"/>foundLink = find(4);</text:p>
      <text:p text:style-name="P1"><text:tab/></text:p>
      <text:p text:style-name="P1"><text:s text:c="3"/>if(foundLink != NULL) {</text:p>
      <text:p text:style-name="P1"><text:s text:c="6"/>printf("Element found: ");</text:p>
      <text:p text:style-name="P1"><text:s text:c="6"/>printf("(%d,%d) ",foundLink-&gt;key,foundLink-&gt;data);</text:p>
      <text:p text:style-name="P1"><text:s text:c="6"/>printf("\n");</text:p>
      <text:p text:style-name="P1"><text:s text:c="3"/>} else {</text:p>
      <text:p text:style-name="P1"><text:s text:c="6"/>printf("Element not found.");</text:p>
      <text:p text:style-name="P1"><text:s text:c="3"/>}</text:p>
      <text:p text:style-name="P1"><text:tab/></text:p>
      <text:p text:style-name="P1"><text:s text:c="3"/>printf("\n");</text:p>
      <text:p text:style-name="P1"><text:s text:c="3"/>sort();</text:p>
      <text:p text:style-name="P1"><text:tab/></text:p>
      <text:p text:style-name="P1"><text:s text:c="3"/>printf("List after sorting the data: ");</text:p>
      <text:p text:style-name="P1"><text:s text:c="3"/>printList();</text:p>
      <text:p text:style-name="P1"><text:tab/></text:p>
      <text:p text:style-name="P1"><text:soft-page-break/><text:s text:c="3"/>reverse(&amp;head);</text:p>
      <text:p text:style-name="P1"><text:s text:c="3"/>printf("\nList after reversing the data: ");</text:p>
      <text:p text:style-name="P1"><text:s text:c="3"/>printList(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00:01:16.464804957</meta:creation-date>
    <dc:date>2018-03-24T00:02:07.710377158</dc:date>
    <meta:editing-duration>PT52S</meta:editing-duration>
    <meta:editing-cycles>1</meta:editing-cycles>
    <meta:document-statistic meta:table-count="0" meta:image-count="0" meta:object-count="0" meta:page-count="6" meta:paragraph-count="223" meta:word-count="604" meta:character-count="4543" meta:non-whitespace-character-count="3340"/>
    <meta:generator>LibreOffice/5.1.6.2$Linux_X86_64 LibreOffice_project/10m0$Build-2</meta:generator>
  </office:meta>
</office:document-meta>
</file>